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Soupe de poisson">
            <text:p>Soupe de poisson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Tomates Mozzarella">
            <text:p>Tomates Mozzarella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Moules frites">
            <text:p>Moules frites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Restes | Pates jambon champignon">
            <text:p>Restes | Pates jambon champignon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Fruits de mer | Risotto épinards champignons">
            <text:p>Fruits de mer | Risotto épinards champignons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Aubergines roulées | Risotto épinards champignons">
            <text:p>Aubergines roulées | Risotto épinards champignons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Melon garni">
            <text:p>Melon garni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Salade de légumineuses | Purée de patates douces">
            <text:p>Salade de légumineuses | Purée de patates douces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Tomates Mozzarella | Blanc de poulet">
            <text:p>Tomates Mozzarella | Blanc de poulet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Oeufs à la coque | Crepes">
            <text:p>Oeufs à la coque | Crep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Escalope de veau">
            <text:p>Escalope de veau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Crèpes forestières">
            <text:p>Crèpes forestièr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Gaspacho (Andalousie)">
            <text:p>Gaspacho (Andalousie)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8-23">
            <text:p>2021-08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8-23">
            <text:p>2021-08-23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8-24">
            <text:p>2021-08-24</text:p>
          </table:table-cell>
          <table:table-cell office:value-type="string" office:value="Blanc de poulet | Légumes rotis">
            <text:p>Blanc de poulet | Légumes rotis</text:p>
          </table:table-cell>
        </table:table-row>
        <table:table-row>
          <table:table-cell office:value-type="string" office:value="2021-08-24">
            <text:p>2021-08-24</text:p>
          </table:table-cell>
          <table:table-cell office:value-type="string" office:value="Tarte au Maroilles">
            <text:p>Tarte au Maroilles</text:p>
          </table:table-cell>
        </table:table-row>
        <table:table-row>
          <table:table-cell office:value-type="string" office:value="2021-08-25">
            <text:p>2021-08-25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8-25">
            <text:p>2021-08-25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26">
            <text:p>2021-08-26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8-26">
            <text:p>2021-08-26</text:p>
          </table:table-cell>
          <table:table-cell office:value-type="string" office:value="Restes">
            <text:p>Res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